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men doorsturen:</text:p>
      <text:p text:style-name="Standard"/>
      <text:p text:style-name="Standard">De naam van de server kwam nooit door op de client. Dit kwam omdat ik het pakketje van de naam doorstuurde in de code dat wordt uitgevoerd op het moment dat beide characters allebei gespawned worden. Dit maakt dat er 1 pakketje geen healthsystem zal vinden sinds deze nog niet gedeclareerd is bij 1 van de 2. </text:p>
      <text:p text:style-name="Standard"/>
      <text:p text:style-name="Standard">Dit is opgelost door deze code gewoonweg uit te voeren nadat alle codes van de spawn worden uitgevoe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Van den Broeck</meta:initial-creator>
    <meta:creation-date>2013-08-22T16:58:31</meta:creation-date>
    <meta:document-statistic meta:table-count="0" meta:image-count="0" meta:object-count="0" meta:page-count="1" meta:paragraph-count="3" meta:word-count="77" meta:character-count="429"/>
    <dc:date>2013-08-22T17:17:40</dc:date>
    <dc:creator>Benjamin  Van den Broeck</dc:creator>
    <meta:editing-duration>PT3M59S</meta:editing-duration>
    <meta:editing-cycles>1</meta:editing-cycles>
    <meta:generator>OpenOffice.org/3.3$Unix OpenOffice.org_project/330m20$Build-9567</meta:generator>
  </office:meta>
</office:document-meta>
</file>